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917in"/>
    </style:style>
    <style:style style:name="co3" style:family="table-column">
      <style:table-column-properties fo:break-before="auto" style:column-width="3.1339in"/>
    </style:style>
    <style:style style:name="co4" style:family="table-column">
      <style:table-column-properties fo:break-before="auto" style:column-width="3.1709in"/>
    </style:style>
    <style:style style:name="co5" style:family="table-column">
      <style:table-column-properties fo:break-before="auto" style:column-width="2.9937in"/>
    </style:style>
    <style:style style:name="co6" style:family="table-column">
      <style:table-column-properties fo:break-before="auto" style:column-width="3.2661in"/>
    </style:style>
    <style:style style:name="co7" style:family="table-column">
      <style:table-column-properties fo:break-before="auto" style:column-width="2.9035in"/>
    </style:style>
    <style:style style:name="co8" style:family="table-column">
      <style:table-column-properties fo:break-before="auto" style:column-width="1.039in"/>
    </style:style>
    <style:style style:name="co9" style:family="table-column">
      <style:table-column-properties fo:break-before="auto" style:column-width="3.0016in"/>
    </style:style>
    <style:style style:name="co10" style:family="table-column">
      <style:table-column-properties fo:break-before="auto" style:column-width="3.7035in"/>
    </style:style>
    <style:style style:name="co11" style:family="table-column">
      <style:table-column-properties fo:break-before="auto" style:column-width="3.95in"/>
    </style:style>
    <style:style style:name="co12" style:family="table-column">
      <style:table-column-properties fo:break-before="auto" style:column-width="3.4417in"/>
    </style:style>
    <style:style style:name="co13" style:family="table-column">
      <style:table-column-properties fo:break-before="auto" style:column-width="3.7244in"/>
    </style:style>
    <style:style style:name="co14" style:family="table-column">
      <style:table-column-properties fo:break-before="auto" style:column-width="3.8925in"/>
    </style:style>
    <style:style style:name="co15" style:family="table-column">
      <style:table-column-properties fo:break-before="auto" style:column-width="4.4811in"/>
    </style:style>
    <style:style style:name="co16" style:family="table-column">
      <style:table-column-properties fo:break-before="auto" style:column-width="1.4102in"/>
    </style:style>
    <style:style style:name="co17" style:family="table-column">
      <style:table-column-properties fo:break-before="auto" style:column-width="1.478in"/>
    </style:style>
    <style:style style:name="co18" style:family="table-column">
      <style:table-column-properties fo:break-before="auto" style:column-width="2.0654in"/>
    </style:style>
    <style:style style:name="co19" style:family="table-column">
      <style:table-column-properties fo:break-before="auto" style:column-width="1.5398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1.9398in"/>
    </style:style>
    <style:style style:name="co2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DE">
      <style:table-properties table:display="true" style:writing-mode="lr-tb"/>
    </style:style>
    <style:style style:name="ta2" style:family="table" style:master-page-name="PageStyle_5f_Bet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DE.B2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DE.B2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6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9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46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3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57" style:family="table-cell" style:parent-style-name="Default">
      <style:table-cell-properties fo:border-bottom="3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59" style:family="table-cell" style:parent-style-name="Default">
      <style:table-cell-properties fo:border-bottom="3pt solid #ff6d6d" style:text-align-source="fix" style:repeat-content="false" fo:border-left="0.06pt solid #000000" fo:border-right="0.06pt solid #000000" fo:border-top="0.06pt solid #000000"/>
      <style:paragraph-properties fo:text-align="center" fo:margin-left="0in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60" style:family="table-cell" style:parent-style-name="Default">
      <style:table-cell-properties fo:border-bottom="3pt solid #ff6d6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CRC Tfs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3.rose_DE_narrow.01_broad.01_exclNMNRtss</text:p>
          </table:table-cell>
          <table:table-cell table:style-name="ce1" office:value-type="string" calcext:value-type="string">
            <text:p>4.rose_DE_narrow.01_broad.05_exclNMNRtss</text:p>
          </table:table-cell>
          <table:table-cell table:style-name="ce1" office:value-type="string" calcext:value-type="string">
            <text:p>5.rose_DE_narrow.05_broad.05_incltss</text:p>
          </table:table-cell>
          <table:table-cell table:style-name="ce1" office:value-type="string" calcext:value-type="string">
            <text:p>6.rose_DE_narrow.05_broad.05_exclNMtss</text:p>
          </table:table-cell>
          <table:table-cell table:style-name="ce1" office:value-type="string" calcext:value-type="string">
            <text:p>7.rose_DE_narrow.05_broad.05_exclrefSeqNMtss</text:p>
          </table:table-cell>
          <table:table-cell office:value-type="string" calcext:value-type="string">
            <text:p>6.2.crc_DE_narrow.05_broad.05_exclNRts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2F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office:value-type="string" calcext:value-type="string">
            <text:p>EOMES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OX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OXO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recognized as TE, tss should be excluded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office:value-type="string" calcext:value-type="string">
            <text:p>GATA4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A6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SC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ES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recognized as TE, tss should be excluded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office:value-type="string" calcext:value-type="string">
            <text:p>JUND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LF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HX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YC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R2F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X2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BX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ITX2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KNOX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AR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S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recognized as TE, tss should be excluded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office:value-type="string" calcext:value-type="string">
            <text:p>SOX1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OX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REBF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cognized as TE, tss should be exclude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CF7L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CF7L2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GIF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Y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nding sites &lt; 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ZIC2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ZIC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ZNF21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CUX1)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DBP)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(ELK4)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1 ranked 641/663 in recapitulation; 645/594 in paper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office:value-type="string" calcext:value-type="string">
            <text:p>(ERF)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FOXJ3)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HBP1 )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NR2C2)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POU2F1)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(RFX3)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SALL2)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 ranked 443/663 in recapitulation;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SOX13)</text:p>
          </table:table-cell>
          <table:table-cell table:style-name="ce3" table:number-columns-repeated="4"/>
          <table:table-cell table:style-name="ce5" office:value-type="string" calcext:value-type="string">
            <text:p>1 ranked 655/663 in recapitulation; 632/594 in pap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SP1)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SREBF2)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SRF)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TGIF2)</text:p>
          </table:table-cell>
          <table:table-cell table:style-name="ce3" table:number-columns-repeated="6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 of SE</text:p>
          </table:table-cell>
          <table:table-cell office:value-type="string" calcext:value-type="string">
            <text:p># of TE</text:p>
          </table:table-cell>
          <table:table-cell office:value-type="string" calcext:value-type="string">
            <text:p># of CRC Tfs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543" calcext:value-type="float">
            <text:p>5543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316" calcext:value-type="float">
            <text:p>4316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# 1. --narrow-q 0.01, removeTSS+/-2kb by UCSC refGene, exclTSS+/-2.5kb by ROSE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79" calcext:value-type="float">
            <text:p>4679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# 2. --narrow-q 0.01, --broad-q 0.01, removeTSS+/-2kb by UCSC refGene, exclTSS+/-2.5kb by ROSE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53" calcext:value-type="float">
            <text:p>5353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# 3. --narrow-q 0.01, --broad-q 0.01, exclTSS+/-2kb by ROSE</text:p>
          </table:table-cell>
          <table:table-cell table:number-columns-repeated="102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894" calcext:value-type="float">
            <text:p>6894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# 4. --narrow-q 0.01, --broad-q 0.05, exclTSS+/-2kb by ROSE</text:p>
          </table:table-cell>
          <table:table-cell table:number-columns-repeated="102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3063" calcext:value-type="float">
            <text:p>13063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# 5. --narrow-q 0.05, --broad-q 0.05, incluTSS (i.e. -t 0)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.B2:DE.G46 DE.H3:DE.H4 DE.H35:DE.H38 DE.H6:DE.H8 DE.H10:DE.H12 DE.H15:DE.H15 DE.H17:DE.H19 DE.H40:DE.H41 DE.H21:DE.H21 DE.H23:DE.H25 DE.H43:DE.H45 DE.H27:DE.H29 DE.H31:DE.H31">
            <calcext:condition calcext:apply-style-name="ConditionalStyle_1" calcext:value="=1" calcext:base-cell-address="DE.B2"/>
            <calcext:condition calcext:apply-style-name="ConditionalStyle_1" calcext:value="contains-text(&quot;&quot;)" calcext:base-cell-address="DE.B2"/>
            <calcext:condition calcext:apply-style-name="ConditionalStyle_2" calcext:value="not-contains-text(&quot;1&quot;)" calcext:base-cell-address="DE.B2"/>
          </calcext:conditional-format>
        </calcext:conditional-formats>
      </table:table>
      <table:table table:name="Beta" table:style-name="ta2">
        <office:forms form:automatic-focus="false" form:apply-design-mode="false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11"/>
        <table:table-column table:style-name="co14" table:default-cell-style-name="ce2"/>
        <table:table-column table:style-name="co9" table:number-columns-repeated="3" table:default-cell-style-name="ce2"/>
        <table:table-column table:style-name="co15" table:default-cell-style-name="ce2"/>
        <table:table-column table:style-name="co15" table:default-cell-style-name="ce20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CRC Tfs</text:p>
          </table:table-cell>
          <table:table-cell table:style-name="ce1" office:value-type="string" calcext:value-type="string">
            <text:p>Paper (534)</text:p>
          </table:table-cell>
          <table:table-cell table:style-name="ce1" office:value-type="string" calcext:value-type="string">
            <text:p>7.crc_Beta_narrow.05_broad.05_refSeq (180)</text:p>
          </table:table-cell>
          <table:table-cell table:style-name="ce1" office:value-type="string" calcext:value-type="string">
            <text:p>1.crc_Beta_narrowp.125_broadp.125_incltss (952)</text:p>
          </table:table-cell>
          <table:table-cell table:style-name="ce1" office:value-type="string" calcext:value-type="string">
            <text:p>6.crc_Beta_narrowp.01_broadp.01_incltss_cutoff500 (500)</text:p>
          </table:table-cell>
          <table:table-cell table:style-name="ce1" office:value-type="string" calcext:value-type="string">
            <text:p>3.crc_Beta_narrowp.01_broadp.05_incltss (753)</text:p>
          </table:table-cell>
          <table:table-cell table:style-name="ce1" office:value-type="string" calcext:value-type="string">
            <text:p>3.2.crc_Beta_narrowp.01_broadp.05_exclNRtss (623)</text:p>
          </table:table-cell>
          <table:table-cell table:style-name="ce6" office:value-type="string" calcext:value-type="string">
            <text:p>2-2.crc_Beta_narrow.05_broad.1_incltss_cutoff500 (500)</text:p>
          </table:table-cell>
          <table:table-cell table:style-name="ce6" office:value-type="string" calcext:value-type="string">
            <text:p>2.crc_Beta_narrow.05_broad.1_incltss (268)</text:p>
          </table:table-cell>
          <table:table-cell table:style-name="ce6" office:value-type="string" calcext:value-type="string">
            <text:p>4.crc_Beta_narrow.05_broad.5_incltss (248)</text:p>
          </table:table-cell>
          <table:table-cell table:style-name="ce17" office:value-type="string" calcext:value-type="string">
            <text:p>5.crc_Beta_narrow.5_broad.5_incltss (273)</text:p>
          </table:table-cell>
          <table:table-cell table:style-name="ce6" office:value-type="string" calcext:value-type="string">
            <text:p>4-2.crc_Beta_narrow.05_broad.5_incltss_cutoff500 (500)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RID3A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3"/>
          <table:table-cell table:number-columns-repeated="2" table:style-name="ce31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52 longer SE region, assigned to gene R3HDM4</text:p>
          </table:table-cell>
          <table:covered-table-cell table:style-name="ce15"/>
          <table:table-cell table:style-name="ce44"/>
          <table:table-cell/>
          <table:table-cell office:value-type="float" office:value="248" calcext:value-type="float">
            <text:p>24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HLHE4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 table:number-columns-repeated="5" table:style-name="ce31" office:value-type="float" office:value="1" calcext:value-type="float">
            <text:p>1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HLHE4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 table:number-columns-repeated="2" table:style-name="ce31" office:value-type="float" office:value="1" calcext:value-type="float">
            <text:p>1</text:p>
          </table:table-cell>
          <table:table-cell table:style-name="ce13" office:value-type="float" office:value="377" calcext:value-type="float" table:number-columns-spanned="2" table:number-rows-spanned="1">
            <text:p>377</text:p>
          </table:table-cell>
          <table:covered-table-cell table:style-name="ce15"/>
          <table:table-cell table:style-name="ce4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REB3L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3"/>
          <table:table-cell table:number-columns-repeated="2" table:style-name="ce31" office:value-type="string" calcext:value-type="string">
            <text:p>fragmental enhancer regions</text:p>
          </table:table-cell>
          <table:table-cell table:style-name="ce13" office:value-type="float" office:value="1295" calcext:value-type="float" table:number-columns-spanned="2" table:number-rows-spanned="1">
            <text:p>1295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EHF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4" table:style-name="ce3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7388 shorter TE region</text:p>
          </table:table-cell>
          <table:table-cell table:style-name="ce13" office:value-type="string" calcext:value-type="string" table:number-columns-spanned="2" table:number-rows-spanned="1">
            <text:p>2806 shorter TE region</text:p>
          </table:table-cell>
          <table:covered-table-cell table:style-name="ce15"/>
          <table:table-cell table:style-name="ce4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OXA2</text:p>
          </table:table-cell>
          <table:table-cell table:number-columns-repeated="11"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OXJ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93" calcext:value-type="float">
            <text:p>493</text:p>
          </table:table-cell>
          <table:table-cell table:style-name="ce13" office:value-type="float" office:value="666" calcext:value-type="float" table:number-columns-spanned="2" table:number-rows-spanned="1">
            <text:p>666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FOXK1</text:p>
          </table:table-cell>
          <table:table-cell table:number-columns-repeated="11"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ATA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3"/>
          <table:table-cell table:style-name="ce31" office:value-type="string" calcext:value-type="string">
            <text:p>656 rank</text:p>
          </table:table-cell>
          <table:table-cell table:style-name="ce31" office:value-type="float" office:value="656" calcext:value-type="float">
            <text:p>656</text:p>
          </table:table-cell>
          <table:table-cell table:style-name="ce13" office:value-type="float" office:value="698" calcext:value-type="float" table:number-columns-spanned="2" table:number-rows-spanned="1">
            <text:p>698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GLIS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float" office:value="273" calcext:value-type="float">
            <text:p>273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office:value-type="string" calcext:value-type="string">
            <text:p>longer SE region …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LIS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4" table:style-name="ce3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fragmental enhancer regions</text:p>
          </table:table-cell>
          <table:table-cell table:style-name="ce13" office:value-type="string" calcext:value-type="string" table:number-columns-spanned="2" table:number-rows-spanned="1">
            <text:p>473 different TE region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HES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bs &lt; 3</text:p>
          </table:table-cell>
          <table:table-cell table:style-name="ce31" office:value-type="float" office:value="270" calcext:value-type="float">
            <text:p>270</text:p>
          </table:table-cell>
          <table:table-cell table:style-name="ce14" office:value-type="float" office:value="375" calcext:value-type="float" table:number-columns-spanned="2" table:number-rows-spanned="1">
            <text:p>375</text:p>
          </table:table-cell>
          <table:covered-table-cell table:style-name="ce18"/>
          <table:table-cell table:style-name="ce45"/>
          <table:table-cell table:number-columns-repeated="1012"/>
        </table:table-row>
        <table:table-row table:style-name="ro1">
          <table:table-cell table:style-name="ce1" office:value-type="string" calcext:value-type="string">
            <text:p>INSM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779 shorter TE region</text:p>
          </table:table-cell>
          <table:table-cell table:style-name="ce13" office:value-type="string" calcext:value-type="string" table:number-columns-spanned="2" table:number-rows-spanned="1">
            <text:p>911 longer TE region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6" office:value-type="string" calcext:value-type="string">
            <text:p>ISL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148 shorter SE region</text:p>
          </table:table-cell>
          <table:table-cell table:style-name="ce13" office:value-type="string" calcext:value-type="string" table:number-columns-spanned="2" table:number-rows-spanned="1">
            <text:p>170 longer SE region</text:p>
          </table:table-cell>
          <table:covered-table-cell table:style-name="ce15"/>
          <table:table-cell table:style-name="ce44"/>
          <table:table-cell office:value-type="string" calcext:value-type="string">
            <text:p>probably bs &lt; 3 ?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UN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3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455 longer TE region</text:p>
          </table:table-cell>
          <table:table-cell table:style-name="ce13" office:value-type="string" calcext:value-type="string" table:number-columns-spanned="2" table:number-rows-spanned="1">
            <text:p>748 longer TE region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JUNB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/>
          <table:table-cell table:number-columns-repeated="4" table:style-name="ce31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56 longer SE region, assigned to gene HOOK2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JUND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3"/>
          <table:table-cell table:number-columns-repeated="2" table:style-name="ce31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98 longer SE region, assigned to gene LSM4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KLF1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5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ragmental enhancer regions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LF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3"/>
          <table:table-cell table:style-name="ce31" office:value-type="string" calcext:value-type="string">
            <text:p>612 rank</text:p>
          </table:table-cell>
          <table:table-cell table:style-name="ce31" office:value-type="float" office:value="612" calcext:value-type="float">
            <text:p>612</text:p>
          </table:table-cell>
          <table:table-cell table:style-name="ce13" office:value-type="float" office:value="817" calcext:value-type="float" table:number-columns-spanned="2" table:number-rows-spanned="1">
            <text:p>817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KLF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3"/>
          <table:table-cell table:number-columns-repeated="2" table:style-name="ce31" office:value-type="string" calcext:value-type="string">
            <text:p>910 shorter TE region</text:p>
          </table:table-cell>
          <table:table-cell table:style-name="ce13" office:value-type="string" calcext:value-type="string" table:number-columns-spanned="2" table:number-rows-spanned="1">
            <text:p>1377 shorter TE region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MAFA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 table:style-name="ce31" office:value-type="string" calcext:value-type="string">
            <text:p>bs &lt; 3</text:p>
          </table:table-cell>
          <table:table-cell table:style-name="ce31" office:value-type="string" calcext:value-type="string">
            <text:p>400 shorter TE region</text:p>
          </table:table-cell>
          <table:table-cell table:style-name="ce13" office:value-type="float" office:value="345" calcext:value-type="float" table:number-columns-spanned="2" table:number-rows-spanned="1">
            <text:p>345</text:p>
          </table:table-cell>
          <table:covered-table-cell table:style-name="ce15"/>
          <table:table-cell table:style-name="ce4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F2D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"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IS1</text:p>
          </table:table-cell>
          <table:table-cell table:number-columns-repeated="11"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IS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"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NX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bs &lt; 3</text:p>
          </table:table-cell>
          <table:table-cell table:style-name="ce31" office:value-type="string" calcext:value-type="string">
            <text:p>185 overlapped SE region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office:value-type="string" calcext:value-type="string">
            <text:p>probably bs &lt; 3 ? longer SE region …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ZF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4" table:style-name="ce31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134 longer SE region, assigned to gene UBE2M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NFE2L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3"/>
          <table:table-cell table:number-columns-repeated="2" table:style-name="ce31" office:value-type="string" calcext:value-type="string">
            <text:p>fragmental enhancer regions</text:p>
          </table:table-cell>
          <table:table-cell table:style-name="ce13" office:value-type="float" office:value="322" calcext:value-type="float" table:number-columns-spanned="2" table:number-rows-spanned="1">
            <text:p>322</text:p>
          </table:table-cell>
          <table:covered-table-cell table:style-name="ce15"/>
          <table:table-cell table:style-name="ce4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KX2-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bs &lt; 3</text:p>
          </table:table-cell>
          <table:table-cell table:style-name="ce31" office:value-type="string" calcext:value-type="string">
            <text:p>114 shorter SE region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office:value-type="string" calcext:value-type="string">
            <text:p>similar SE region, but not recognized as CRC TF in 2.crc_Beta_narrow.05_broad.1_incltss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KX6-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ragmental enhancer regions</text:p>
          </table:table-cell>
          <table:table-cell table:style-name="ce12" office:value-type="string" calcext:value-type="string" table:number-columns-spanned="3" table:number-rows-spanned="1">
            <text:p>fragmental enhancer regions</text:p>
          </table:table-cell>
          <table:covered-table-cell table:number-columns-repeated="2" table:style-name="ce15"/>
          <table:table-cell table:style-name="ce44"/>
          <table:table-cell office:value-type="string" calcext:value-type="string">
            <text:p>they are merged together when using pvalu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R3C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3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500 shorter TE region</text:p>
          </table:table-cell>
          <table:table-cell table:style-name="ce13" office:value-type="float" office:value="525" calcext:value-type="float" table:number-columns-spanned="2" table:number-rows-spanned="1">
            <text:p>525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NR4A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 table:number-columns-repeated="2" table:style-name="ce31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373 longer TE region</text:p>
          </table:table-cell>
          <table:covered-table-cell table:style-name="ce15"/>
          <table:table-cell table:style-name="ce4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AX6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"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BX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"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DX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"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ARA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347" calcext:value-type="float">
            <text:p>347</text:p>
          </table:table-cell>
          <table:table-cell table:style-name="ce13" office:value-type="float" office:value="570" calcext:value-type="float" table:number-columns-spanned="2" table:number-rows-spanned="1">
            <text:p>570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RFX2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373" calcext:value-type="float">
            <text:p>373</text:p>
          </table:table-cell>
          <table:table-cell table:style-name="ce13" office:value-type="float" office:value="617" calcext:value-type="float" table:number-columns-spanned="2" table:number-rows-spanned="1">
            <text:p>617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RFX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8"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REB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333 overlapped TE region</text:p>
          </table:table-cell>
          <table:table-cell table:style-name="ce13" office:value-type="string" calcext:value-type="string" table:number-columns-spanned="2" table:number-rows-spanned="1">
            <text:p>447 overlapped TE region</text:p>
          </table:table-cell>
          <table:covered-table-cell table:style-name="ce15"/>
          <table:table-cell table:style-name="ce4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XRA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3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385 shorter TE region</text:p>
          </table:table-cell>
          <table:table-cell table:style-name="ce13" office:value-type="string" calcext:value-type="string" table:number-columns-spanned="2" table:number-rows-spanned="1">
            <text:p>640 shorter TE region</text:p>
          </table:table-cell>
          <table:covered-table-cell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SMAD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3"/>
          <table:table-cell table:style-name="ce31" office:value-type="string" calcext:value-type="string">
            <text:p>fragmental enhancer regions</text:p>
          </table:table-cell>
          <table:table-cell table:style-name="ce12" office:value-type="string" calcext:value-type="string" table:number-columns-spanned="3" table:number-rows-spanned="1">
            <text:p>fragmental enhancer regions</text:p>
          </table:table-cell>
          <table:covered-table-cell table:number-columns-repeated="2" table:style-name="ce15"/>
          <table:table-cell table:style-name="ce44"/>
          <table:table-cell table:number-columns-repeated="1012"/>
        </table:table-row>
        <table:table-row table:style-name="ro1">
          <table:table-cell table:style-name="ce1" office:value-type="string" calcext:value-type="string">
            <text:p>SOX1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94" calcext:value-type="float">
            <text:p>294</text:p>
          </table:table-cell>
          <table:table-cell table:style-name="ce13" office:value-type="float" office:value="467" calcext:value-type="float" table:number-columns-spanned="2" table:number-rows-spanned="1">
            <text:p>467</text:p>
          </table:table-cell>
          <table:covered-table-cell table:style-name="ce15"/>
          <table:table-cell table:style-name="ce4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OX9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5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ragmental enhancer regions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office:value-type="string" calcext:value-type="string">
            <text:p>different SE regions …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REBF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"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EAD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ragmental enhancer regions</text:p>
          </table:table-cell>
          <table:table-cell table:style-name="ce12" office:value-type="string" calcext:value-type="string" table:number-columns-spanned="3" table:number-rows-spanned="1">
            <text:p>fragmental enhancer regions</text:p>
          </table:table-cell>
          <table:covered-table-cell table:number-columns-repeated="2" table:style-name="ce15"/>
          <table:table-cell table:style-name="ce44"/>
          <table:table-cell table:number-columns-repeated="1012"/>
        </table:table-row>
        <table:table-row table:style-name="ro1">
          <table:table-cell table:style-name="ce6" office:value-type="string" calcext:value-type="string">
            <text:p>TFEB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bs &lt; 3</text:p>
          </table:table-cell>
          <table:table-cell table:style-name="ce31" office:value-type="string" calcext:value-type="string">
            <text:p>434 shorter TE region</text:p>
          </table:table-cell>
          <table:table-cell table:style-name="ce13" office:value-type="float" office:value="171" calcext:value-type="float" table:number-columns-spanned="2" table:number-rows-spanned="1">
            <text:p>171</text:p>
          </table:table-cell>
          <table:covered-table-cell table:style-name="ce15"/>
          <table:table-cell table:style-name="ce44"/>
          <table:table-cell office:value-type="string" calcext:value-type="string">
            <text:p>similar SE region, but not recognized as CRC TF in 4./5.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ZBTB7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9"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311 longer TE region</text:p>
          </table:table-cell>
          <table:covered-table-cell table:style-name="ce19"/>
          <table:table-cell table:style-name="ce4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ARID5B)</text:p>
          </table:table-cell>
          <table:table-cell table:style-name="ce31" table:number-columns-repeated="2"/>
          <table:table-cell table:number-columns-repeated="4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ATF1)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(CREB3)</text:p>
          </table:table-cell>
          <table:table-cell table:style-name="ce33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DBP)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longer region compared to the region in the paper, but in 4./5. this region is not recognized as SE (ranked 354)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(ELF1)</text:p>
          </table:table-cell>
          <table:table-cell table:style-name="ce33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ELF3)</text:p>
          </table:table-cell>
          <table:table-cell table:style-name="ce33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3"/>
          <table:table-cell table:style-name="ce31"/>
          <table:table-cell table:style-name="ce33"/>
          <table:table-cell table:number-columns-repeated="3" table:style-name="ce31" office:value-type="float" office:value="1" calcext:value-type="float">
            <text:p>1</text:p>
          </table:table-cell>
          <table:table-cell table:style-name="ce21" office:value-type="string" calcext:value-type="string">
            <text:p>fragmental enhancer regions in 2. but longer region in 4./5.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(ERF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ETV6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FEV)</text:p>
          </table:table-cell>
          <table:table-cell table:style-name="ce31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3"/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FOXO1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FOXP1)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HIC1)</text:p>
          </table:table-cell>
          <table:table-cell table:style-name="ce31" table:number-columns-repeated="4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HIF1A)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HIVEP2)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IRF1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IRF9)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office:value-type="string" calcext:value-type="string">
            <text:p>recognized as SE in all 3 tests, but assigned to different genes (REC8 in 2.)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(KLF11)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(MAFB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MAFF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(MAZ)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Default" table:number-columns-repeated="1012"/>
        </table:table-row>
        <table:table-row table:style-name="ro1">
          <table:table-cell table:style-name="ce1" office:value-type="string" calcext:value-type="string">
            <text:p>(MLX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MNT)</text:p>
          </table:table-cell>
          <table:table-cell table:style-name="ce31" table:number-columns-repeated="2"/>
          <table:table-cell table:number-columns-repeated="4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NFATC4)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3"/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NFIX)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NFKB2)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NR3C2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NR4A1)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 table:style-name="ce31"/>
          <table:table-cell table:style-name="ce31" office:value-type="string" calcext:value-type="string">
            <text:p>587 separate TE region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office:value-type="string" calcext:value-type="string">
            <text:p>recognized as SE in the paper but not as CRC TF, longer SE region in 4./5. thus probably more bs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(PPARA)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3"/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RFX1)</text:p>
          </table:table-cell>
          <table:table-cell table:style-name="ce31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style-name="ce33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SATB1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SOX5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SOX6)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3"/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STAT1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TCF12)</text:p>
          </table:table-cell>
          <table:table-cell table:style-name="ce33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 table:number-columns-repeated="2"/>
          <table:table-cell table:style-name="ce31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TCF7L2)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TEF)</text:p>
          </table:table-cell>
          <table:table-cell table:style-name="ce31" table:number-columns-repeated="4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XBP1)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YY1)</text:p>
          </table:table-cell>
          <table:table-cell table:style-name="ce31" table:number-columns-repeated="3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ZBTB16)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3"/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ZBTB7B)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(ZNF410)</text:p>
          </table:table-cell>
          <table:table-cell table:style-name="ce31" table:number-columns-repeated="4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101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eta.B2:Beta.L88">
            <calcext:condition calcext:apply-style-name="ConditionalStyle_1" calcext:value="=1" calcext:base-cell-address="Beta.B2"/>
            <calcext:condition calcext:apply-style-name="ConditionalStyle_2" calcext:value="!=&quot;1&quot;" calcext:base-cell-address="Beta.B2"/>
          </calcext:conditional-format>
        </calcext:conditional-formats>
      </table:table>
      <table:table table:name="HI-32_H3K27ac" table:style-name="ta3">
        <office:forms form:automatic-focus="false" form:apply-design-mode="false"/>
        <table:table-column table:style-name="co1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" table:number-columns-repeated="3" table:default-cell-style-name="Default"/>
        <table:table-column table:style-name="co1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row table:style-name="ro1">
          <table:table-cell table:style-name="ce1" office:value-type="string" calcext:value-type="string">
            <text:p>CRC Tfs</text:p>
          </table:table-cell>
          <table:table-cell table:style-name="ce1" office:value-type="string" calcext:value-type="string">
            <text:p>Beta_Paper (534)</text:p>
          </table:table-cell>
          <table:table-cell table:style-name="ce55" office:value-type="string" calcext:value-type="string">
            <text:p>HI-32_H3K27ac</text:p>
          </table:table-cell>
          <table:table-cell table:style-name="ce55" office:value-type="string" calcext:value-type="string">
            <text:p>HI-32_H3K27ac_cutoff500</text:p>
          </table:table-cell>
          <table:table-cell table:number-columns-repeated="3"/>
          <table:table-cell table:style-name="ce1" office:value-type="string" calcext:value-type="string">
            <text:p>CRC Tfs</text:p>
          </table:table-cell>
          <table:table-cell table:style-name="ce1" office:value-type="string" calcext:value-type="string">
            <text:p>Alpha_Beta_paper</text:p>
          </table:table-cell>
          <table:table-cell table:style-name="ce55" office:value-type="string" calcext:value-type="string">
            <text:p>HI-32_H3K27ac</text:p>
          </table:table-cell>
          <table:table-cell table:style-name="ce55" office:value-type="string" calcext:value-type="string">
            <text:p>HI-32_H3K27ac_cutoff500</text:p>
          </table:table-cell>
        </table:table-row>
        <table:table-row table:style-name="ro1">
          <table:table-cell table:style-name="ce1" office:value-type="string" calcext:value-type="string">
            <text:p>ARID3A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ARID3A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HLHE40</text:p>
          </table:table-cell>
          <table:table-cell table:style-name="ce6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ARX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1" office:value-type="string" calcext:value-type="string">
            <text:p>BHLHE41</text:p>
          </table:table-cell>
          <table:table-cell table:style-name="ce6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BHLHE4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CREB3L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BHLHE4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EHF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CREB3L2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XA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EHF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XJ2</text:p>
          </table:table-cell>
          <table:table-cell table:style-name="ce6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ELF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FOXK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FOXA2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ATA6</text:p>
          </table:table-cell>
          <table:table-cell table:style-name="ce6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FOXJ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GLIS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FOXK1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IS3</text:p>
          </table:table-cell>
          <table:table-cell table:style-name="ce6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GATA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HES1</text:p>
          </table:table-cell>
          <table:table-cell table:style-name="ce6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GLIS2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M1</text:p>
          </table:table-cell>
          <table:table-cell table:style-name="ce6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GLIS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6" office:value-type="string" calcext:value-type="string">
            <text:p>ISL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HES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JUN</text:p>
          </table:table-cell>
          <table:table-cell table:style-name="ce62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3"/>
          <table:table-cell table:style-name="ce55" office:value-type="string" calcext:value-type="string">
            <text:p>HLF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1" office:value-type="string" calcext:value-type="string">
            <text:p>JUNB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HNF1A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JUND</text:p>
          </table:table-cell>
          <table:table-cell table:style-name="ce62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3"/>
          <table:table-cell table:style-name="ce55" office:value-type="string" calcext:value-type="string">
            <text:p>HNF4A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KLF13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INSM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KLF3</text:p>
          </table:table-cell>
          <table:table-cell table:style-name="ce62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3"/>
          <table:table-cell table:style-name="ce55" office:value-type="string" calcext:value-type="string">
            <text:p>IRX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1" office:value-type="string" calcext:value-type="string">
            <text:p>KLF7</text:p>
          </table:table-cell>
          <table:table-cell table:style-name="ce62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3"/>
          <table:table-cell table:style-name="ce55" office:value-type="string" calcext:value-type="string">
            <text:p>ISL1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FA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JUN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1" office:value-type="string" calcext:value-type="string">
            <text:p>MEF2D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JUNB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EIS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JUND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1" office:value-type="string" calcext:value-type="string">
            <text:p>MEIS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KLF11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NX1</text:p>
          </table:table-cell>
          <table:table-cell table:style-name="ce6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KLF13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ZF1</text:p>
          </table:table-cell>
          <table:table-cell table:style-name="ce62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3"/>
          <table:table-cell table:style-name="ce55" office:value-type="string" calcext:value-type="string">
            <text:p>KLF1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1" office:value-type="string" calcext:value-type="string">
            <text:p>NFE2L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KLF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1" office:value-type="string" calcext:value-type="string">
            <text:p>NKX2-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KLF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1" office:value-type="string" calcext:value-type="string">
            <text:p>NKX6-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MAFA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NR3C1</text:p>
          </table:table-cell>
          <table:table-cell table:style-name="ce62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3"/>
          <table:table-cell table:style-name="ce55" office:value-type="string" calcext:value-type="string">
            <text:p>MAFB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R4A2</text:p>
          </table:table-cell>
          <table:table-cell table:style-name="ce6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MEF2D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X6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MEIS1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BX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MEIS2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DX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MNX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RARA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MZF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1" office:value-type="string" calcext:value-type="string">
            <text:p>RFX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NFE2L2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FX3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NKX2-2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REB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NKX6-1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XRA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NR3C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1" office:value-type="string" calcext:value-type="string">
            <text:p>SMAD3</text:p>
          </table:table-cell>
          <table:table-cell table:style-name="ce62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3"/>
          <table:table-cell table:style-name="ce55" office:value-type="string" calcext:value-type="string">
            <text:p>NR4A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1" office:value-type="string" calcext:value-type="string">
            <text:p>SOX13</text:p>
          </table:table-cell>
          <table:table-cell table:style-name="ce6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NR4A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1" office:value-type="string" calcext:value-type="string">
            <text:p>SOX9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PAX6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REBF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PBX1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AD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PDX1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TFEB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PROX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54" office:value-type="string" calcext:value-type="string">
            <text:p>ZBTB7A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number-columns-repeated="3"/>
          <table:table-cell table:style-name="ce55" office:value-type="string" calcext:value-type="string">
            <text:p>RARA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string" calcext:value-type="string">
            <text:p>ARID5B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RFX2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string" calcext:value-type="string">
            <text:p>ATF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RFX3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string" calcext:value-type="string">
            <text:p>ATF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RREB1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string" calcext:value-type="string">
            <text:p>DBP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RXRA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string" calcext:value-type="string">
            <text:p>EGR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SMAD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55" office:value-type="string" calcext:value-type="string">
            <text:p>ELF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SOX1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</table:table-row>
        <table:table-row table:style-name="ro1">
          <table:table-cell table:style-name="ce55" office:value-type="string" calcext:value-type="string">
            <text:p>ELK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SOX1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ETS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SOX9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string" calcext:value-type="string">
            <text:p>FOXO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SREBF1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string" calcext:value-type="string">
            <text:p>FOXP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TEAD1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string" calcext:value-type="string">
            <text:p>HIVEP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TEF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string" calcext:value-type="string">
            <text:p>HNF1A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TFEB</text:p>
          </table:table-cell>
          <table:table-cell table:number-columns-repeated="3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string" calcext:value-type="string">
            <text:p>HNF4A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THRA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HSF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60" office:value-type="string" calcext:value-type="string">
            <text:p>ZBTB7A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</table:table-row>
        <table:table-row table:style-name="ro1">
          <table:table-cell table:style-name="ce55" office:value-type="string" calcext:value-type="string">
            <text:p>KLF1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ARID5B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string" calcext:value-type="string">
            <text:p>MAFB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ATF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MNT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ATF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RXRG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DBP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SATB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EGR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TEF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ELK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THRA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ETS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XBP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/>
          <table:table-cell table:style-name="ce55" office:value-type="string" calcext:value-type="string">
            <text:p>FOXO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YY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/>
          <table:table-cell table:style-name="ce55" office:value-type="string" calcext:value-type="string">
            <text:p>FOXP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number-columns-repeated="7"/>
          <table:table-cell table:style-name="ce55" office:value-type="string" calcext:value-type="string">
            <text:p>HIVEP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number-columns-repeated="7"/>
          <table:table-cell table:style-name="ce55" office:value-type="string" calcext:value-type="string">
            <text:p>HSF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number-columns-repeated="7"/>
          <table:table-cell table:style-name="ce55" office:value-type="string" calcext:value-type="string">
            <text:p>MNT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55" office:value-type="string" calcext:value-type="string">
            <text:p>RXRG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 table:number-columns-repeated="7"/>
          <table:table-cell table:style-name="ce55" office:value-type="string" calcext:value-type="string">
            <text:p>SATB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55" office:value-type="string" calcext:value-type="string">
            <text:p>XBP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55" office:value-type="string" calcext:value-type="string">
            <text:p>YY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1" table:number-rows-repeated="104849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HI-32_H3K27ac'.B2:'HI-32_H3K27ac'.D70 'HI-32_H3K27ac'.I2:'HI-32_H3K27ac'.K77">
            <calcext:condition calcext:apply-style-name="ConditionalStyle_1" calcext:value="=1" calcext:base-cell-address="'HI-32_H3K27ac'.B2"/>
            <calcext:condition calcext:apply-style-name="ConditionalStyle_2" calcext:value="!=&quot;1&quot;" calcext:base-cell-address="'HI-32_H3K27ac'.B2"/>
          </calcext:conditional-format>
        </calcext:conditional-formats>
      </table:table>
      <table:table table:name="Sheet2" table:style-name="ta4">
        <table:table-column table:style-name="co22" table:number-columns-repeated="64" table:default-cell-style-name="Default"/>
        <table:table-row table:style-name="ro1">
          <table:table-cell table:style-name="ce11" office:value-type="string" calcext:value-type="string">
            <text:p>ZBTB7A</text:p>
          </table:table-cell>
          <table:table-cell table:number-columns-repeated="63"/>
        </table:table-row>
        <table:table-row table:style-name="ro1">
          <table:table-cell/>
          <table:table-cell table:style-name="ce11" office:value-type="string" calcext:value-type="string">
            <text:p>narrow_q</text:p>
          </table:table-cell>
          <table:table-cell table:style-name="ce11" office:value-type="string" calcext:value-type="string">
            <text:p>broad_q</text:p>
          </table:table-cell>
          <table:table-cell table:style-name="ce11" office:value-type="string" calcext:value-type="string">
            <text:p>narrow_p</text:p>
          </table:table-cell>
          <table:table-cell table:style-name="ce11" office:value-type="string" calcext:value-type="string">
            <text:p>broad_p</text:p>
          </table:table-cell>
          <table:table-cell table:number-columns-repeated="59"/>
        </table:table-row>
        <table:table-row table:style-name="ro1">
          <table:table-cell/>
          <table:table-cell table:number-columns-repeated="2" table:style-name="ce11" office:value-type="float" office:value="0.01" calcext:value-type="float">
            <text:p>0.01</text:p>
          </table:table-cell>
          <table:table-cell table:number-columns-repeated="61"/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01" calcext:value-type="float">
            <text:p>0.01</text:p>
          </table:table-cell>
          <table:table-cell table:number-columns-repeated="61"/>
        </table:table-row>
        <table:table-row table:style-name="ro1">
          <table:table-cell/>
          <table:table-cell table:number-columns-repeated="2" table:style-name="ce22" office:value-type="float" office:value="0.05" calcext:value-type="float">
            <text:p>0.05</text:p>
          </table:table-cell>
          <table:table-cell table:number-columns-repeated="2"/>
          <table:table-cell table:style-name="ce11" office:value-type="string" calcext:value-type="string">
            <text:p>dowloaded refSeq</text:p>
          </table:table-cell>
          <table:table-cell table:number-columns-repeated="58"/>
        </table:table-row>
        <table:table-row table:style-name="ro1">
          <table:table-cell/>
          <table:table-cell table:style-name="ce22" office:value-type="float" office:value="0.05" calcext:value-type="float">
            <text:p>0.05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/>
          <table:table-cell table:style-name="ce11" office:value-type="string" calcext:value-type="string">
            <text:p>including tss</text:p>
          </table:table-cell>
          <table:table-cell table:number-columns-repeated="58"/>
        </table:table-row>
        <table:table-row table:style-name="ro1">
          <table:table-cell/>
          <table:table-cell table:style-name="ce22" office:value-type="float" office:value="0.05" calcext:value-type="float">
            <text:p>0.05</text:p>
          </table:table-cell>
          <table:table-cell table:style-name="ce22" office:value-type="float" office:value="0.5" calcext:value-type="float">
            <text:p>0.5</text:p>
          </table:table-cell>
          <table:table-cell table:number-columns-repeated="2"/>
          <table:table-cell table:style-name="ce11" office:value-type="string" calcext:value-type="string">
            <text:p>including tss</text:p>
          </table:table-cell>
          <table:table-cell table:number-columns-repeated="58"/>
        </table:table-row>
        <table:table-row table:style-name="ro1">
          <table:table-cell/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table:number-columns-repeated="2" table:style-name="ce11" office:value-type="float" office:value="0.5" calcext:value-type="float">
            <text:p>0.5</text:p>
          </table:table-cell>
          <table:table-cell table:number-columns-repeated="61"/>
        </table:table-row>
        <table:table-row table:style-name="ro1">
          <table:table-cell table:number-columns-repeated="3"/>
          <table:table-cell table:number-columns-repeated="2" table:style-name="ce11" office:value-type="float" office:value="0.01" calcext:value-type="float">
            <text:p>0.01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05" calcext:value-type="float">
            <text:p>0.05</text:p>
          </table:table-cell>
          <table:table-cell table:style-name="ce11" office:value-type="string" calcext:value-type="string">
            <text:p>including ts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0.125" calcext:value-type="float">
            <text:p>0.12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125" calcext:value-type="float">
            <text:p>0.12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number-columns-repeated="2" table:style-name="ce22" office:value-type="float" office:value="0.125" calcext:value-type="float">
            <text:p>0.125</text:p>
          </table:table-cell>
          <table:table-cell table:style-name="ce11" office:value-type="string" calcext:value-type="string">
            <text:p>including tss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cd </text:p>
          </table:table-cell>
          <table:table-cell table:number-columns-repeated="57"/>
        </table:table-row>
      </table:table>
      <table:named-expressions/>
      <table:database-ranges>
        <table:database-range table:name="__Anonymous_Sheet_DB__3" table:target-range-address="Sheet2.J1:Sheet2.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0">
      <style:table-cell-properties fo:background-color="#afd095"/>
    </style:style>
    <style:style style:name="Untitled2" style:family="table-cell" style:parent-style-name="Default" style:data-style-name="N0">
      <style:table-cell-properties fo:background-color="#b2b2b2"/>
    </style:style>
    <style:style style:name="ConditionalStyle_5f_1" style:display-name="ConditionalStyle_1" style:family="table-cell" style:parent-style-name="Default">
      <style:table-cell-properties fo:background-color="#afd095"/>
    </style:style>
    <style:style style:name="ConditionalStyle_5f_2" style:display-name="ConditionalStyle_2" style:family="table-cell" style:parent-style-name="Default">
      <style:table-cell-properties fo:background-color="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19:35:41.68129533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" style:display-name="PageStyle_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ta" style:display-name="PageStyle_Be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0:23:19</meta:creation-date>
    <dc:language>en-US</dc:language>
    <dc:date>2022-11-21T20:11:47.918619992</dc:date>
    <meta:editing-cycles>36</meta:editing-cycles>
    <meta:editing-duration>P10DT5H43M29S</meta:editing-duration>
    <meta:generator>LibreOffice/7.2.2.2$Linux_X86_64 LibreOffice_project/20$Build-2</meta:generator>
    <meta:document-statistic meta:table-count="4" meta:cell-count="1308" meta:object-count="0"/>
    <meta:user-defined meta:name="AppVersion">15.0000</meta:user-defined>
  </office:meta>
</office:document-meta>
</file>